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3345C6001435170CC08.png" manifest:media-type="image/png"/>
  <manifest:file-entry manifest:full-path="Pictures/10006A27000089AA0000B935EDDA33D630ADF09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705cm" svg:height="15.749cm" svg:x="8.143cm" svg:y="-0.014cm">
          <draw:image xlink:href="Pictures/10006A27000089AA0000B935EDDA33D630ADF092.svg" xlink:type="simple" xlink:show="embed" xlink:actuate="onLoad" loext:mime-type="image/svg+xml">
            <text:p/>
          </draw:image>
          <draw:image xlink:href="Pictures/1000020100000262000003345C6001435170CC08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5:15:02.442223902</meta:creation-date>
    <dc:date>2020-06-12T15:15:50.255410748</dc:date>
    <meta:editing-duration>PT49S</meta:editing-duration>
    <meta:editing-cycles>1</meta:editing-cycles>
    <meta:document-statistic meta:object-count="24"/>
    <meta:generator>LibreOffice/6.4.3.2$Linux_X86_64 LibreOffice_project/40$Build-2</meta:generator>
  </office:meta>
</office:document-meta>
</file>